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Application.configure( final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andardApplication.getAttribute( final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userWillLogout( final User user , final Map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Application.getSecurity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Application.service( final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tandardApplication.userDidLogin( final User user , final Map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Application.removeAttribute( final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userIsAccessing( final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ndardApplication.configureAttributes( final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Application.getApplication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.setAttribute( final String ke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